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Courier, monospace"/>
    <style:font-face style:name="Roboto" svg:font-family="Roboto"/>
    <style:font-face style:name="Roboto1" svg:font-family="Roboto, Arial, sans-serif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083in" loext:contextual-spacing="false" fo:text-indent="0in" style:auto-text-indent="false" fo:padding="0in" fo:border="none"/>
      <style:text-properties fo:font-variant="normal" fo:text-transform="none" style:font-name="Roboto1" fo:font-size="12pt" fo:letter-spacing="normal" fo:font-style="normal" fo:font-weight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abc8d" officeooo:paragraph-rsid="001abc8d" style:font-weight-asian="bold" style:font-weight-complex="bold"/>
    </style:style>
    <style:style style:name="P4" style:family="paragraph" style:parent-style-name="Standard">
      <style:text-properties fo:font-weight="bold" officeooo:rsid="001b38ac" officeooo:paragraph-rsid="001b38ac" style:font-weight-asian="bold" style:font-weight-complex="bold"/>
    </style:style>
    <style:style style:name="P5" style:family="paragraph" style:parent-style-name="Standard">
      <style:text-properties fo:font-weight="normal" officeooo:rsid="0016e09f" officeooo:paragraph-rsid="0016e09f" style:font-weight-asian="normal" style:font-weight-complex="normal"/>
    </style:style>
    <style:style style:name="P6" style:family="paragraph" style:parent-style-name="Standard">
      <style:text-properties fo:font-weight="normal" officeooo:rsid="001b4300" officeooo:paragraph-rsid="001b430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6e09f" officeooo:paragraph-rsid="0016e09f" style:font-weight-asian="bold" style:font-weight-complex="bold"/>
    </style:style>
    <style:style style:name="P9" style:family="paragraph" style:parent-style-name="Preformatted_20_Text">
      <style:text-properties fo:color="#a9b7c6" style:font-name="Source Code Pro" fo:font-size="10.5pt" fo:font-weight="bold" officeooo:rsid="001abc8d" officeooo:paragraph-rsid="001abc8d" style:font-weight-asian="bold" style:font-weight-complex="bold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Menlo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Menlo" officeooo:rsid="0014f5a8" officeooo:paragraph-rsid="0014f5a8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66600" style:font-name="Menlo" fo:font-size="10.5pt" loext:padding="0in" loext:border="none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880000" style:font-name="Menlo" fo:font-size="10.5pt" loext:padding="0in" loext:border="none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6666" style:font-name="Menlo" fo:font-size="10.5pt" loext:padding="0in" loext:border="none"/>
    </style:style>
    <style:style style:name="P16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/>
    </style:style>
    <style:style style:name="P17" style:family="paragraph" style:parent-style-name="Preformatted_20_Text">
      <style:paragraph-properties fo:margin-top="0in" fo:margin-bottom="0in" loext:contextual-spacing="false" fo:padding="0in" fo:border="none"/>
    </style:style>
    <style:style style:name="P18" style:family="paragraph" style:parent-style-name="Preformatted_20_Text">
      <style:text-properties fo:color="#a9b7c6"/>
    </style:style>
    <style:style style:name="P19" style:family="paragraph" style:parent-style-name="Preformatted_20_Text">
      <style:text-properties fo:color="#a9b7c6" style:font-name="Source Code Pro" fo:font-size="10.5pt"/>
    </style:style>
    <style:style style:name="P20" style:family="paragraph" style:parent-style-name="Preformatted_20_Text">
      <style:text-properties fo:color="#cc7832"/>
    </style:style>
    <style:style style:name="P21" style:family="paragraph" style:parent-style-name="Heading_20_4">
      <style:text-properties fo:font-variant="normal" fo:text-transform="none" fo:color="#231f20" style:font-name="Roboto" fo:font-size="15pt" fo:letter-spacing="normal" fo:font-style="normal" fo:font-weight="bold"/>
    </style:style>
    <style:style style:name="T1" style:family="text">
      <style:text-properties fo:color="#000088" fo:font-size="10.5pt" loext:padding="0in" loext:border="none"/>
    </style:style>
    <style:style style:name="T2" style:family="text">
      <style:text-properties fo:color="#000088" style:font-name="Menlo" fo:font-size="10.5pt" loext:padding="0in" loext:border="none"/>
    </style:style>
    <style:style style:name="T3" style:family="text">
      <style:text-properties fo:color="#000000" loext:padding="0in" loext:border="none"/>
    </style:style>
    <style:style style:name="T4" style:family="text">
      <style:text-properties fo:color="#000000" fo:font-size="10.5pt" loext:padding="0in" loext:border="none"/>
    </style:style>
    <style:style style:name="T5" style:family="text">
      <style:text-properties fo:color="#000000" style:font-name="Menlo" loext:padding="0in" loext:border="none"/>
    </style:style>
    <style:style style:name="T6" style:family="text">
      <style:text-properties fo:color="#000000" style:font-name="Menlo" fo:font-size="10.5pt" loext:padding="0in" loext:border="none"/>
    </style:style>
    <style:style style:name="T7" style:family="text">
      <style:text-properties fo:color="#660066" fo:font-size="10.5pt" loext:padding="0in" loext:border="none"/>
    </style:style>
    <style:style style:name="T8" style:family="text">
      <style:text-properties fo:color="#660066" style:font-name="Menlo" fo:font-size="10.5pt" loext:padding="0in" loext:border="none"/>
    </style:style>
    <style:style style:name="T9" style:family="text">
      <style:text-properties fo:color="#666600" fo:font-size="10.5pt" loext:padding="0in" loext:border="none"/>
    </style:style>
    <style:style style:name="T10" style:family="text">
      <style:text-properties fo:color="#666600" style:font-name="Menlo" fo:font-size="10.5pt" loext:padding="0in" loext:border="none"/>
    </style:style>
    <style:style style:name="T11" style:family="text">
      <style:text-properties fo:color="#006666" style:font-name="Menlo" fo:font-size="10.5pt" loext:padding="0in" loext:border="none"/>
    </style:style>
    <style:style style:name="T12" style:family="text">
      <style:text-properties fo:color="#008800" fo:font-size="10.5pt" loext:padding="0in" loext:border="none"/>
    </style:style>
    <style:style style:name="T13" style:family="text">
      <style:text-properties fo:color="#008800" style:font-name="Menlo" fo:font-size="10.5pt" loext:padding="0in" loext:border="none"/>
    </style:style>
    <style:style style:name="T14" style:family="text">
      <style:text-properties fo:font-variant="normal" fo:text-transform="none" fo:color="#231f20" style:font-name="Roboto" fo:font-size="27pt" fo:letter-spacing="normal" fo:font-style="normal" fo:font-weight="normal" loext:padding="0in" loext:border="none"/>
    </style:style>
    <style:style style:name="T15" style:family="text">
      <style:text-properties fo:color="#880000" style:font-name="Menlo" fo:font-size="10.5pt" loext:padding="0in" loext:border="none"/>
    </style:style>
    <style:style style:name="T16" style:family="text">
      <style:text-properties fo:color="#cc7832"/>
    </style:style>
    <style:style style:name="T17" style:family="text">
      <style:text-properties fo:color="#cc7832" style:font-name="Source Code Pro" fo:font-size="10.5pt"/>
    </style:style>
    <style:style style:name="T18" style:family="text">
      <style:text-properties fo:font-style="italic"/>
    </style:style>
    <style:style style:name="T19" style:family="text">
      <style:text-properties style:font-name="Source Code Pro" fo:font-size="10.5pt"/>
    </style:style>
    <style:style style:name="T20" style:family="text">
      <style:text-properties fo:color="#9876aa" style:font-name="Source Code Pro" fo:font-size="10.5pt" fo:font-style="italic"/>
    </style:style>
    <style:style style:name="T21" style:family="text">
      <style:text-properties fo:color="#9876aa" fo:font-style="italic"/>
    </style:style>
    <style:style style:name="T22" style:family="text">
      <style:text-properties fo:color="#6897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http://stacktips.com/tutorials/android/creating-a-background-service-in-android</text:span></text:p>
      <text:p text:style-name="P11"><text:span text:style-name="T1"/></text:p>
      <text:p text:style-name="P11"><text:span text:style-name="T1"/></text:p>
      <text:p text:style-name="P11"><text:span text:style-name="T1">public</text:span><text:span text:style-name="T3"> </text:span><text:span text:style-name="T1">class</text:span><text:span text:style-name="T3"> </text:span><text:span text:style-name="T7">DownloadResultReceiver</text:span><text:span text:style-name="T3"> </text:span><text:span text:style-name="T1">extends</text:span><text:span text:style-name="T3"> </text:span><text:span text:style-name="T7">ResultReceiver</text:span><text:span text:style-name="T3"> </text:span><text:span text:style-name="T9">{</text:span></text:p>
      <text:p text:style-name="P10"><text:span text:style-name="T3"><text:s text:c="4"/></text:span><text:bookmark-start text:name="__DdeLink__2_1783359930"/><text:bookmark-start text:name="__DdeLink__4_1783359930"/><text:span text:style-name="T2">private</text:span><text:span text:style-name="T5"> </text:span><text:span text:style-name="T8">Receiver</text:span><text:span text:style-name="T5"> </text:span><text:span text:style-name="T6">mReceiver</text:span><text:span text:style-name="T10">;</text:span></text:p>
      <text:p text:style-name="P17"/>
      <text:p text:style-name="P10"><text:span text:style-name="T3"><text:s text:c="4"/></text:span><text:span text:style-name="T2">public</text:span><text:span text:style-name="T5"> </text:span><text:span text:style-name="T8">DownloadResultReceiver</text:span><text:span text:style-name="T10">(</text:span><text:span text:style-name="T8">Handler</text:span><text:span text:style-name="T5"> </text:span><text:span text:style-name="T6">handler</text:span><text:span text:style-name="T10">)</text:span><text:span text:style-name="T5"> </text:span><text:span text:style-name="T10">{</text:span></text:p>
      <text:p text:style-name="P10"><text:span text:style-name="T3"><text:s text:c="8"/></text:span><text:span text:style-name="T2">super</text:span><text:span text:style-name="T10">(</text:span><text:span text:style-name="T6">handler</text:span><text:span text:style-name="T10">);</text:span></text:p>
      <text:p text:style-name="P10"><text:span text:style-name="T3"><text:s text:c="4"/></text:span><text:span text:style-name="T10">}</text:span></text:p>
      <text:p text:style-name="P17"/>
      <text:p text:style-name="P10"><text:span text:style-name="T3"><text:s text:c="4"/></text:span><text:span text:style-name="T2">public</text:span><text:span text:style-name="T5"> </text:span><text:span text:style-name="T2">void</text:span><text:span text:style-name="T5"> </text:span><text:span text:style-name="T6">setReceiver</text:span><text:span text:style-name="T10">(</text:span><text:span text:style-name="T8">Receiver</text:span><text:span text:style-name="T5"> </text:span><text:span text:style-name="T6">receiver</text:span><text:span text:style-name="T10">)</text:span><text:span text:style-name="T5"> </text:span><text:span text:style-name="T10">{</text:span></text:p>
      <text:p text:style-name="P10"><text:span text:style-name="T3"><text:s text:c="8"/></text:span><text:span text:style-name="T6">mReceiver </text:span><text:span text:style-name="T10">=</text:span><text:span text:style-name="T5"> </text:span><text:span text:style-name="T6">receiver</text:span><text:span text:style-name="T10">;</text:span></text:p>
      <text:p text:style-name="P10"><text:span text:style-name="T3"><text:s text:c="4"/></text:span><text:span text:style-name="T10">}</text:span></text:p>
      <text:p text:style-name="P17"/>
      <text:p text:style-name="P10"><text:span text:style-name="T3"><text:s text:c="4"/></text:span><text:span text:style-name="T2">public</text:span><text:span text:style-name="T5"> </text:span><text:span text:style-name="T2">interface</text:span><text:span text:style-name="T5"> </text:span><text:span text:style-name="T8">Receiver</text:span><text:span text:style-name="T5"> </text:span><text:span text:style-name="T10">{</text:span></text:p>
      <text:p text:style-name="P10"><text:span text:style-name="T3"><text:s text:c="8"/></text:span><text:span text:style-name="T2">public</text:span><text:span text:style-name="T5"> </text:span><text:span text:style-name="T2">void</text:span><text:span text:style-name="T5"> </text:span><text:span text:style-name="T6">onReceiveResult</text:span><text:span text:style-name="T10">(</text:span><text:span text:style-name="T2">int</text:span><text:span text:style-name="T5"> </text:span><text:span text:style-name="T6">resultCode</text:span><text:span text:style-name="T10">,</text:span><text:span text:style-name="T5"> </text:span><text:span text:style-name="T8">Bundle</text:span><text:span text:style-name="T5"> </text:span><text:span text:style-name="T6">resultData</text:span><text:span text:style-name="T10">);</text:span></text:p>
      <text:p text:style-name="P10"><text:span text:style-name="T3"><text:s text:c="4"/></text:span><text:span text:style-name="T10">}</text:span></text:p>
      <text:p text:style-name="P17"/>
      <text:p text:style-name="P10"><text:span text:style-name="T3"><text:s text:c="4"/></text:span><text:span text:style-name="T11">@Override</text:span></text:p>
      <text:p text:style-name="P10"><text:span text:style-name="T3"><text:s text:c="4"/></text:span><text:span text:style-name="T2">protected</text:span><text:span text:style-name="T5"> </text:span><text:span text:style-name="T2">void</text:span><text:span text:style-name="T5"> </text:span><text:span text:style-name="T6">onReceiveResult</text:span><text:span text:style-name="T10">(</text:span><text:span text:style-name="T2">int</text:span><text:span text:style-name="T5"> </text:span><text:span text:style-name="T6">resultCode</text:span><text:span text:style-name="T10">,</text:span><text:span text:style-name="T5"> </text:span><text:span text:style-name="T8">Bundle</text:span><text:span text:style-name="T5"> </text:span><text:span text:style-name="T6">resultData</text:span><text:span text:style-name="T10">)</text:span><text:span text:style-name="T5"> </text:span><text:span text:style-name="T10">{</text:span></text:p>
      <text:p text:style-name="P10"><text:span text:style-name="T3"><text:s text:c="8"/></text:span><text:span text:style-name="T2">if</text:span><text:span text:style-name="T5"> </text:span><text:span text:style-name="T10">(</text:span><text:span text:style-name="T6">mReceiver </text:span><text:span text:style-name="T10">!=</text:span><text:span text:style-name="T5"> </text:span><text:span text:style-name="T2">null</text:span><text:span text:style-name="T10">)</text:span><text:span text:style-name="T5"> </text:span><text:span text:style-name="T10">{</text:span></text:p>
      <text:p text:style-name="P10"><text:span text:style-name="T3"><text:s text:c="12"/></text:span><text:span text:style-name="T6">mReceiver</text:span><text:span text:style-name="T10">.</text:span><text:span text:style-name="T6">onReceiveResult</text:span><text:span text:style-name="T10">(</text:span><text:span text:style-name="T6">resultCode</text:span><text:span text:style-name="T10">,</text:span><text:span text:style-name="T5"> </text:span><text:span text:style-name="T6">resultData</text:span><text:span text:style-name="T10">);</text:span></text:p>
      <text:p text:style-name="P10"><text:span text:style-name="T3"><text:s text:c="8"/></text:span><text:span text:style-name="T10">}</text:span></text:p>
      <text:p text:style-name="P10"><text:span text:style-name="T3"><text:s text:c="4"/></text:span><text:span text:style-name="T10">}</text:span><text:bookmark-end text:name="__DdeLink__2_1783359930"/><text:bookmark-end text:name="__DdeLink__4_1783359930"/></text:p>
      <text:p text:style-name="P13">}</text:p>
      <text:h text:style-name="Heading_20_1" text:outline-level="1"><text:bookmark text:name="7-report-status-from-intentservice-to-activity"/><text:span text:style-name="T14">Report Status From IntentService to Activity</text:span></text:h>
      <text:p text:style-name="P1">To send the status of a work request in an IntentService to other components, get the instance of ResultReceiver. Send the status by calling send() method.</text:p>
      <text:p text:style-name="P11"><text:span text:style-name="T1">final</text:span><text:span text:style-name="T3"> </text:span><text:span text:style-name="T7">ResultReceiver</text:span><text:span text:style-name="T3"> </text:span><text:span text:style-name="T4">receiver </text:span><text:span text:style-name="T9">=</text:span><text:span text:style-name="T3"> </text:span><text:bookmark-start text:name="__DdeLink__6_1783359930"/><text:span text:style-name="T4">intent</text:span><text:span text:style-name="T9">.</text:span><text:span text:style-name="T4">getParcelableExtra</text:span><text:bookmark-end text:name="__DdeLink__6_1783359930"/><text:span text:style-name="T9">(</text:span><text:span text:style-name="T12">"receiver"</text:span><text:span text:style-name="T9">);</text:span></text:p>
      <text:p text:style-name="P11"><text:span text:style-name="T7">Bundle</text:span><text:span text:style-name="T3"> </text:span><text:span text:style-name="T4">bundle </text:span><text:span text:style-name="T9">=</text:span><text:span text:style-name="T3"> </text:span><text:span text:style-name="T1">new</text:span><text:span text:style-name="T3"> </text:span><text:span text:style-name="T7">Bundle</text:span><text:span text:style-name="T9">();</text:span></text:p>
      <text:p text:style-name="P17"/>
      <text:p text:style-name="P14">/* Service Started */</text:p>
      <text:p text:style-name="P11"><text:span text:style-name="T4">receiver</text:span><text:span text:style-name="T9">.</text:span><text:span text:style-name="T4">send</text:span><text:span text:style-name="T9">(</text:span><text:span text:style-name="T4">STATUS_RUNNING</text:span><text:span text:style-name="T9">,</text:span><text:span text:style-name="T3"> </text:span><text:span text:style-name="T7">Bundle</text:span><text:span text:style-name="T9">.</text:span><text:span text:style-name="T4">EMPTY</text:span><text:span text:style-name="T9">);</text:span></text:p>
      <text:p text:style-name="P17"/>
      <text:p text:style-name="P14">/* Status Finished */</text:p>
      <text:p text:style-name="P11"><text:span text:style-name="T4">bundle</text:span><text:span text:style-name="T9">.</text:span><text:span text:style-name="T4">putStringArray</text:span><text:span text:style-name="T9">(</text:span><text:span text:style-name="T12">"result"</text:span><text:span text:style-name="T9">,</text:span><text:span text:style-name="T3"> </text:span><text:span text:style-name="T4">results</text:span><text:span text:style-name="T9">);</text:span></text:p>
      <text:p text:style-name="P11"><text:span text:style-name="T4">receiver</text:span><text:span text:style-name="T9">.</text:span><text:span text:style-name="T4">send</text:span><text:span text:style-name="T9">(</text:span><text:span text:style-name="T4">STATUS_FINISHED</text:span><text:span text:style-name="T9">,</text:span><text:span text:style-name="T3"> </text:span><text:span text:style-name="T4">bundle</text:span><text:span text:style-name="T9">);</text:span></text:p>
      <text:p text:style-name="P17"/>
      <text:p text:style-name="P14">/* Sending error message back to activity */</text:p>
      <text:p text:style-name="P11"><text:span text:style-name="T4">bundle</text:span><text:span text:style-name="T9">.</text:span><text:span text:style-name="T4">putString</text:span><text:span text:style-name="T9">(</text:span><text:span text:style-name="T7">Intent</text:span><text:span text:style-name="T9">.</text:span><text:span text:style-name="T4">EXTRA_TEXT</text:span><text:span text:style-name="T9">,</text:span><text:span text:style-name="T3"> </text:span><text:span text:style-name="T12">"Error message here.."</text:span><text:span text:style-name="T9">);</text:span></text:p>
      <text:p text:style-name="P11"><text:span text:style-name="T4">receiver</text:span><text:span text:style-name="T9">.</text:span><text:span text:style-name="T4">send</text:span><text:span text:style-name="T9">(</text:span><text:span text:style-name="T4">STATUS_ERROR</text:span><text:span text:style-name="T9">,</text:span><text:span text:style-name="T3"> </text:span><text:span text:style-name="T4">bundle</text:span><text:span text:style-name="T9">);</text:span></text:p>
      <text:p text:style-name="Standard"/>
      <text:p text:style-name="Standard"/>
      <text:h text:style-name="P21" text:outline-level="4">Activity.java</text:h>
      <text:p text:style-name="P15">@Override</text:p>
      <text:p text:style-name="P10"><text:span text:style-name="T3"><text:s text:c="4"/></text:span><text:span text:style-name="T2">public</text:span><text:span text:style-name="T5"> </text:span><text:span text:style-name="T2">void</text:span><text:span text:style-name="T5"> </text:span><text:span text:style-name="T6">onReceiveResult</text:span><text:span text:style-name="T10">(</text:span><text:span text:style-name="T2">int</text:span><text:span text:style-name="T5"> </text:span><text:span text:style-name="T6">resultCode</text:span><text:span text:style-name="T10">,</text:span><text:span text:style-name="T5"> </text:span><text:span text:style-name="T8">Bundle</text:span><text:span text:style-name="T5"> </text:span><text:span text:style-name="T6">resultData</text:span><text:span text:style-name="T10">)</text:span><text:span text:style-name="T5"> </text:span><text:span text:style-name="T10">{</text:span></text:p>
      <text:p text:style-name="P10"><text:span text:style-name="T3"><text:s text:c="8"/></text:span><text:span text:style-name="T2">switch</text:span><text:span text:style-name="T5"> </text:span><text:span text:style-name="T10">(</text:span><text:span text:style-name="T6">resultCode</text:span><text:span text:style-name="T10">)</text:span><text:span text:style-name="T5"> </text:span><text:span text:style-name="T10">{</text:span></text:p>
      <text:p text:style-name="P10"><text:span text:style-name="T3"><text:s text:c="12"/></text:span><text:span text:style-name="T2">case</text:span><text:span text:style-name="T5"> </text:span><text:span text:style-name="T8">DownloadService</text:span><text:span text:style-name="T10">.</text:span><text:span text:style-name="T6">STATUS_RUNNING</text:span><text:span text:style-name="T10">:</text:span></text:p>
      <text:p text:style-name="P10"><text:span text:style-name="T3"><text:s text:c="16"/></text:span><text:span text:style-name="T6">setProgressBarIndeterminateVisibility</text:span><text:span text:style-name="T10">(</text:span><text:span text:style-name="T2">true</text:span><text:span text:style-name="T10">);</text:span></text:p>
      <text:p text:style-name="P10"><text:soft-page-break/><text:span text:style-name="T3"><text:s text:c="16"/></text:span><text:span text:style-name="T2">break</text:span><text:span text:style-name="T10">;</text:span></text:p>
      <text:p text:style-name="P10"><text:span text:style-name="T3"><text:s text:c="12"/></text:span><text:span text:style-name="T2">case</text:span><text:span text:style-name="T5"> </text:span><text:span text:style-name="T8">DownloadService</text:span><text:span text:style-name="T10">.</text:span><text:span text:style-name="T6">STATUS_FINISHED</text:span><text:span text:style-name="T10">:</text:span></text:p>
      <text:p text:style-name="P10"><text:span text:style-name="T3"><text:s text:c="16"/></text:span><text:span text:style-name="T15">/* Hide progress &amp; extract result from bundle */</text:span></text:p>
      <text:p text:style-name="P10"><text:span text:style-name="T3"><text:s text:c="16"/></text:span><text:span text:style-name="T6">setProgressBarIndeterminateVisibility</text:span><text:span text:style-name="T10">(</text:span><text:span text:style-name="T2">false</text:span><text:span text:style-name="T10">);</text:span></text:p>
      <text:p text:style-name="P10"><text:span text:style-name="T3"><text:s text:c="16"/></text:span><text:span text:style-name="T8">String</text:span><text:span text:style-name="T10">[]</text:span><text:span text:style-name="T5"> </text:span><text:span text:style-name="T6">results </text:span><text:span text:style-name="T10">=</text:span><text:span text:style-name="T5"> </text:span><text:span text:style-name="T6">resultData</text:span><text:span text:style-name="T10">.</text:span><text:span text:style-name="T6">getStringArray</text:span><text:span text:style-name="T10">(</text:span><text:span text:style-name="T13">"result"</text:span><text:span text:style-name="T10">);</text:span></text:p>
      <text:p text:style-name="P17"/>
      <text:p text:style-name="P10"><text:span text:style-name="T3"><text:s text:c="16"/></text:span><text:span text:style-name="T15">/* Update ListView with result */</text:span></text:p>
      <text:p text:style-name="P10"><text:span text:style-name="T3"><text:s text:c="16"/></text:span><text:span text:style-name="T6">arrayAdapter </text:span><text:span text:style-name="T10">=</text:span><text:span text:style-name="T5"> </text:span><text:span text:style-name="T2">new</text:span><text:span text:style-name="T5"> </text:span><text:span text:style-name="T8">ArrayAdapter</text:span><text:span text:style-name="T10">(</text:span><text:span text:style-name="T8">MyActivity</text:span><text:span text:style-name="T10">.</text:span><text:span text:style-name="T2">this</text:span><text:span text:style-name="T10">,</text:span><text:span text:style-name="T5"> </text:span><text:span text:style-name="T6">android</text:span><text:span text:style-name="T10">.</text:span><text:span text:style-name="T6">R</text:span><text:span text:style-name="T10">.</text:span><text:span text:style-name="T6">layout</text:span><text:span text:style-name="T10">.</text:span><text:span text:style-name="T6">simple_list_item_2</text:span><text:span text:style-name="T10">,</text:span><text:span text:style-name="T5"> </text:span><text:span text:style-name="T6">results</text:span><text:span text:style-name="T10">);</text:span></text:p>
      <text:p text:style-name="P10"><text:span text:style-name="T3"><text:s text:c="16"/></text:span><text:span text:style-name="T6">listView</text:span><text:span text:style-name="T10">.</text:span><text:span text:style-name="T6">setAdapter</text:span><text:span text:style-name="T10">(</text:span><text:span text:style-name="T6">arrayAdapter</text:span><text:span text:style-name="T10">);</text:span></text:p>
      <text:p text:style-name="P10"><text:span text:style-name="T3"><text:s text:c="16"/></text:span><text:span text:style-name="T2">break</text:span><text:span text:style-name="T10">;</text:span></text:p>
      <text:p text:style-name="P10"><text:span text:style-name="T3"><text:s text:c="12"/></text:span><text:span text:style-name="T2">case</text:span><text:span text:style-name="T5"> </text:span><text:span text:style-name="T8">DownloadService</text:span><text:span text:style-name="T10">.</text:span><text:span text:style-name="T6">STATUS_ERROR</text:span><text:span text:style-name="T10">:</text:span></text:p>
      <text:p text:style-name="P10"><text:span text:style-name="T3"><text:s text:c="16"/></text:span><text:span text:style-name="T15">/* Handle the error */</text:span></text:p>
      <text:p text:style-name="P10"><text:span text:style-name="T3"><text:s text:c="16"/></text:span><text:span text:style-name="T8">String</text:span><text:span text:style-name="T5"> </text:span><text:span text:style-name="T6">error </text:span><text:span text:style-name="T10">=</text:span><text:span text:style-name="T5"> </text:span><text:span text:style-name="T6">resultData</text:span><text:span text:style-name="T10">.</text:span><text:span text:style-name="T6">getString</text:span><text:span text:style-name="T10">(</text:span><text:span text:style-name="T8">Intent</text:span><text:span text:style-name="T10">.</text:span><text:span text:style-name="T6">EXTRA_TEXT</text:span><text:span text:style-name="T10">);</text:span></text:p>
      <text:p text:style-name="P10"><text:span text:style-name="T3"><text:s text:c="16"/></text:span><text:span text:style-name="T8">Toast</text:span><text:span text:style-name="T10">.</text:span><text:span text:style-name="T6">makeText</text:span><text:span text:style-name="T10">(</text:span><text:span text:style-name="T2">this</text:span><text:span text:style-name="T10">,</text:span><text:span text:style-name="T5"> </text:span><text:span text:style-name="T6">error</text:span><text:span text:style-name="T10">,</text:span><text:span text:style-name="T5"> </text:span><text:span text:style-name="T8">Toast</text:span><text:span text:style-name="T10">.</text:span><text:span text:style-name="T6">LENGTH_LONG</text:span><text:span text:style-name="T10">).</text:span><text:span text:style-name="T6">show</text:span><text:span text:style-name="T10">();</text:span></text:p>
      <text:p text:style-name="P10"><text:span text:style-name="T3"><text:s text:c="16"/></text:span><text:span text:style-name="T2">break</text:span><text:span text:style-name="T10">;</text:span></text:p>
      <text:p text:style-name="P10"><text:span text:style-name="T3"><text:s text:c="8"/></text:span><text:span text:style-name="T10">}</text:span></text:p>
      <text:p text:style-name="P10"><text:span text:style-name="T3"><text:s text:c="4"/></text:span><text:span text:style-name="T10">}</text:span></text:p>
      <text:p text:style-name="Standard"/>
      <text:p text:style-name="P7"/>
      <text:p text:style-name="P8">Agregar al JSON Form ID</text:p>
      <text:p text:style-name="P2"/>
      <text:p text:style-name="P5">el form id se genera epoch como se genera unix time + csrcode.</text:p>
      <text:p text:style-name="P5"/>
      <text:p text:style-name="P5"/>
      <text:p text:style-name="P3">On Demand Sync</text:p>
      <text:p text:style-name="P3"/>
      <text:p text:style-name="P9">Bundle settingsBundle = <text:span text:style-name="T16">new </text:span>Bundle()<text:span text:style-name="T16">;</text:span></text:p>
      <text:p text:style-name="P19">settingsBundle.putBoolean(</text:p>
      <text:p text:style-name="P18"><text:s text:c="8"/><text:span text:style-name="T19">ContentResolver.</text:span><text:span text:style-name="T20">SYNC_EXTRAS_MANUAL</text:span><text:span text:style-name="T17">,true</text:span></text:p>
      <text:p text:style-name="P19">)<text:span text:style-name="T16">;</text:span></text:p>
      <text:p text:style-name="P19">settingsBundle.putBoolean(</text:p>
      <text:p text:style-name="P18"><text:s text:c="8"/><text:span text:style-name="T19">ContentResolver.</text:span><text:span text:style-name="T20">SYNC_EXTRAS_EXPEDITED</text:span><text:span text:style-name="T17">,true</text:span></text:p>
      <text:p text:style-name="P19">)<text:span text:style-name="T16">;</text:span></text:p>
      <text:p text:style-name="P19">ContentResolver.<text:span text:style-name="T18">setIsSyncable</text:span>(<text:span text:style-name="T21">mAccount</text:span><text:span text:style-name="T16">, </text:span><text:span text:style-name="T21">AUTHORITY_INVENTARIO</text:span><text:span text:style-name="T16">,</text:span><text:span text:style-name="T22">1</text:span>)<text:span text:style-name="T16">;</text:span></text:p>
      <text:p text:style-name="P19">ContentResolver.<text:span text:style-name="T18">setSyncAutomatically</text:span>(</text:p>
      <text:p text:style-name="P18"><text:s text:c="8"/><text:span text:style-name="T20">mAccount</text:span><text:span text:style-name="T17">,</text:span></text:p>
      <text:p text:style-name="P18"><text:span text:style-name="T16"><text:s text:c="8"/></text:span><text:span text:style-name="T20">AUTHORITY_INVENTARIO</text:span><text:span text:style-name="T17">,</text:span></text:p>
      <text:p text:style-name="P20"><text:s text:c="8"/><text:span text:style-name="T19">true</text:span></text:p>
      <text:p text:style-name="P19">)<text:span text:style-name="T16">;</text:span></text:p>
      <text:p text:style-name="P19">ContentResolver.<text:span text:style-name="T18">requestSync</text:span>(</text:p>
      <text:p text:style-name="P18"><text:s text:c="8"/><text:span text:style-name="T19">AppController.</text:span><text:span text:style-name="T20">mAccount</text:span><text:span text:style-name="T17">,</text:span><text:span text:style-name="T19">AppController.</text:span><text:span text:style-name="T20">AUTHORITY_INVENTARIO</text:span><text:span text:style-name="T17">,</text:span><text:span text:style-name="T19">settingsBundle</text:span></text:p>
      <text:p text:style-name="P16">)<text:span text:style-name="T16">;</text:span></text:p>
      <text:p text:style-name="P4">Notificar final Sync</text:p>
      <text:p text:style-name="P4"/>
      <text:p text:style-name="P6">Class</text:p>
      <text:p text:style-name="P6">STATE = ACTIVE | SUCCESS | ERROR</text:p>
      <text:p text:style-name="P6">ACTIVE = 0</text:p>
      <text:p text:style-name="P6">SUCCESS = 1</text:p>
      <text:p text:style-name="P6">ERROR = 2</text:p>
      <text:p text:style-name="P6">Interface </text:p>
      <text:p text:style-name="P6"><text:tab/>onSuccess()</text:p>
      <text:p text:style-name="P6"><text:tab/>onErr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Courier, monospace"/>
    <style:font-face style:name="Roboto" svg:font-family="Roboto"/>
    <style:font-face style:name="Roboto1" svg:font-family="Roboto, Arial, sans-serif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6:59:55.917848351</meta:creation-date>
    <dc:date>2016-07-06T20:09:13.066654908</dc:date>
    <meta:editing-duration>PT49M4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81" meta:word-count="252" meta:character-count="2900" meta:non-whitespace-character-count="2318"/>
  </office:meta>
</office:document-meta>
</file>